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3" table:default-cell-style-name="ce28"/>
        <table:table-column table:style-name="co5" table:default-cell-style-name="ce28"/>
        <table:table-column table:style-name="co6" table:default-cell-style-name="ce14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5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29" office:value-type="string" calcext:value-type="string">
            <text:p>Pregunta D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números de armstrong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3:.F3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coseno de x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4"/>
          <table:table-cell table:formula="of:=SUM([.C4:.F4]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mayor y menor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5:.F5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D</text:p>
          </table:table-cell>
          <table:table-cell table:style-name="ce27" office:value-type="string" calcext:value-type="string">
            <text:p>diagramas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6:.F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7:.F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8:.F8])" office:value-type="float" office:value="96" calcext:value-type="float">
            <text:p>9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9:.F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10:.F10])" office:value-type="float" office:value="98" calcext:value-type="float">
            <text:p>98</text:p>
          </table:table-cell>
          <table:table-cell office:value-type="string" calcext:value-type="string">
            <text:p>El problema 1 puede estar más optimizad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1:.F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formula="of:=SUM([.C12:.F12])" office:value-type="float" office:value="73" calcext:value-type="float">
            <text:p>73</text:p>
          </table:table-cell>
          <table:table-cell office:value-type="string" calcext:value-type="string">
            <text:p>El problema 1 muestra números que no son números de Armstrong. Problema 2 incompleto. Faltan los diagram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13:.F13])" office:value-type="float" office:value="82" calcext:value-type="float">
            <text:p>82</text:p>
          </table:table-cell>
          <table:table-cell office:value-type="string" calcext:value-type="string">
            <text:p>Problema 1 solo funciona con números de 3 digitos. Problema 2 no tiene un main, no se pide información al usu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REDDY DANIEL GODINEZ ASTUA</text:p>
          </table:table-cell>
          <table:table-cell table:style-name="ce7" office:value-type="string" calcext:value-type="string">
            <text:p>C03240</text:p>
          </table:table-cell>
          <table:table-cell table:number-columns-repeated="3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formula="of:=SUM([.C14:.F1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DRIGO ANDRES HERNANDEZ BRICEÑO</text:p>
          </table:table-cell>
          <table:table-cell table:style-name="ce7" office:value-type="string" calcext:value-type="string">
            <text:p>C0370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15:.F15])" office:value-type="float" office:value="82" calcext:value-type="float">
            <text:p>82</text:p>
          </table:table-cell>
          <table:table-cell office:value-type="string" calcext:value-type="string">
            <text:p>Problema 1 solo funciona con números de 3 digitos. Problema 2 no tiene un main, no se pide información al usu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6:.F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C17:.F17])" office:value-type="float" office:value="96" calcext:value-type="float">
            <text:p>96</text:p>
          </table:table-cell>
          <table:table-cell office:value-type="string" calcext:value-type="string">
            <text:p>Manejar mejor los mensajes al usuario para que sepa cuál problema es el que se va a resolver, también manejar mejor la legibilidad del códig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3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formula="of:=SUM([.C18:.F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9:.F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0:.F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4"/>
          <table:table-cell table:style-name="ce12" table:formula="of:=SUM([.C21:.F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2:.F22])" office:value-type="float" office:value="96" calcext:value-type="float">
            <text:p>9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C23:.F23])" office:value-type="float" office:value="96" calcext:value-type="float">
            <text:p>96</text:p>
          </table:table-cell>
          <table:table-cell office:value-type="string" calcext:value-type="string">
            <text:p>Manejar mejor los mensajes al usuario para que sepa cuál problema es el que se va a resolver, también manejar mejor la legibilidad del códig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BASTIAN JOSE SALAS CONCECPION</text:p>
          </table:table-cell>
          <table:table-cell table:style-name="ce7" office:value-type="string" calcext:value-type="string">
            <text:p>C07057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24:.F24])" office:value-type="float" office:value="98" calcext:value-type="float">
            <text:p>9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5:.F2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H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6:14:26.3675662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17T21:14:54.903906465</dc:date>
    <meta:editing-duration>PT2H31M47S</meta:editing-duration>
    <meta:editing-cycles>11</meta:editing-cycles>
    <meta:generator>LibreOffice/6.4.4.2$Linux_X86_64 LibreOffice_project/40$Build-2</meta:generator>
    <meta:document-statistic meta:table-count="1" meta:cell-count="200" meta:object-count="0"/>
  </office:meta>
</office:document-meta>
</file>